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1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formula="oooc:=['file:///home/kyoshida/ooo/ooo-test-files/calc/external-ref/extdata.ods'#$Value.A600]" office:value-type="float" office:value="0">
            <text:p>0</text:p>
          </table:table-cell>
        </table:table-row>
        <table:table-row table:style-name="ro1">
          <table:table-cell table:formula="oooc:=['file:///home/kyoshida/ooo/ooo-test-files/calc/external-ref/extdata.ods'#$Value.A6]"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Value" table:print="false" table:style-name="ta_extref">
        <table:table-source xlink:href="../extdata.ods" table:table-name="Value" table:filter-name="calc8" table:mode="copy-results-only"/>
        <table:table-row table:number-rows-repeated="4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N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/02/2010</text:date>, <text:time>17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ohei Yoshida</meta:initial-creator>
    <meta:creation-date>2010-02-04T20:49:27</meta:creation-date>
    <meta:generator>OpenOffice.org/3.2$Linux OpenOffice.org_project/320m12$Build-9483</meta:generator>
    <dc:date>2010-02-05T17:14:29</dc:date>
    <dc:creator>Kohei Yoshida</dc:creator>
    <meta:editing-duration>PT00H02M15S</meta:editing-duration>
    <meta:editing-cycles>6</meta:editing-cycles>
    <meta:document-statistic meta:table-count="3" meta:cell-count="2" meta:object-count="0"/>
  </office:meta>
</office:document-meta>
</file>